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style:font-size-asian="13pt" style:font-size-complex="13pt"/>
    </style:style>
    <style:style style:name="P3" style:family="paragraph" style:parent-style-name="Standard">
      <style:paragraph-properties fo:text-align="start" style:justify-single-word="false"/>
      <style:text-properties fo:font-size="13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3pt" style:font-size-asian="13pt" style:font-size-complex="13pt"/>
    </style:style>
    <style:style style:name="P5" style:family="paragraph" style:parent-style-name="Standard"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10" style:family="paragraph" style:parent-style-name="Standard">
      <style:text-properties fo:font-size="15pt" style:font-size-asian="15pt" style:font-size-complex="15pt"/>
    </style:style>
    <style:style style:name="P11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12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13" style:family="paragraph" style:parent-style-name="Standard">
      <style:paragraph-properties fo:text-align="start" style:justify-single-word="false" fo:break-before="page"/>
      <style:text-properties fo:font-size="13pt" style:font-size-asian="13pt" style:font-size-complex="13pt"/>
    </style:style>
    <style:style style:name="P14" style:family="paragraph" style:parent-style-name="Standard">
      <style:paragraph-properties fo:text-align="start" style:justify-single-word="false"/>
      <style:text-properties fo:font-size="13pt" style:font-size-asian="13pt" style:font-size-complex="13pt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3pt" style:font-size-asian="13pt" style:font-size-complex="13pt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ize-asian="13pt" style:font-weight-asian="bold" style:font-size-complex="13pt" style:font-weight-complex="bold"/>
    </style:style>
    <style:style style:name="T3" style:family="text">
      <style:text-properties style:font-name="Times New Roman" fo:font-weight="normal" style:font-size-asian="13pt" style:font-weight-asian="normal" style:font-size-complex="13pt" style:font-weight-complex="normal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style:font-size-asian="12pt" style:font-size-complex="12pt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/>
      <text:p text:style-name="P10"/>
      <text:p text:style-name="P12">Grupo Miércoles 12:00-14:00 semanas A</text:p>
      <text:p text:style-name="P12">Práctica 1</text:p>
      <text:p text:style-name="P11"><text:span text:style-name="T1">Autor: </text:span>Diego Marco</text:p>
      <text:p text:style-name="P13"/>
      <text:p text:style-name="P1">Ejercicio 1:</text:p>
      <text:p text:style-name="P2"><text:tab/><text:span text:style-name="T1">1.Resumen </text:span></text:p>
      <text:p text:style-name="P2"><text:tab/>He creado el patrón @hotmail para poder reconocer @hotmail y sustituirlo por <text:tab/>@gmail</text:p>
      <text:p text:style-name="P2"><text:tab/><text:span text:style-name="T1">2.Pruebas</text:span></text:p>
      <text:p text:style-name="P2"><text:tab/>Para la entrada <text:a xlink:type="simple" xlink:href="mailto:manolo@hotmai.com" text:style-name="Internet_20_link" text:visited-style-name="Visited_20_Internet_20_Link">manolo@hotmai.com</text:a> he obtenido la salida <text:a xlink:type="simple" xlink:href="mailto:manolo@gmail.com" text:style-name="Internet_20_link" text:visited-style-name="Visited_20_Internet_20_Link">manolo@gmail.com</text:a></text:p>
      <text:p text:style-name="P2"/>
      <text:p text:style-name="P2"/>
      <text:p text:style-name="P1">Ejercicio 2:</text:p>
      <text:p text:style-name="P2"><text:tab/><text:span text:style-name="T1">1.Resumen </text:span></text:p>
      <text:p text:style-name="P2"><text:tab/>He creado el patrón @hotmail para poder reconocer @hotmail e incrementar en uno <text:tab/>un contador, detectando así el numero de veces que aparece @hotmail</text:p>
      <text:p text:style-name="P2"><text:tab/><text:span text:style-name="T1">2.Pruebas</text:span></text:p>
      <text:p text:style-name="P2"><text:tab/>Para la entrada <text:a xlink:type="simple" xlink:href="mailto:manolo@hotmai.com" text:style-name="Internet_20_link" text:visited-style-name="Visited_20_Internet_20_Link">manolo@hotmail.com</text:a> he obtenido la salida: <text:a xlink:type="simple" xlink:href="mailto:manolo@gmail.com" text:style-name="Internet_20_link" text:visited-style-name="Visited_20_Internet_20_Link">manolo@hotmail.com</text:a></text:p>
      <text:p text:style-name="P2"><text:tab/>Total de usuarios: 1</text:p>
      <text:p text:style-name="P2"/>
      <text:p text:style-name="P1">Ejercicio 3:</text:p>
      <text:p text:style-name="P2"><text:tab/><text:span text:style-name="T1">1.Resumen </text:span></text:p>
      <text:p text:style-name="P2"><text:tab/>He creado el patrón @unizar\.es para poder reconocer @unizar.es y sacar por pantalla</text:p>
      <text:p text:style-name="P2"><text:tab/>@gmail.com</text:p>
      <text:p text:style-name="P2"><text:tab/><text:span text:style-name="T1">2.Pruebas</text:span></text:p>
      <text:p text:style-name="P2"><text:tab/>Para la entrada <text:a xlink:type="simple" xlink:href="mailto:manolo@hotmai.com" text:style-name="Internet_20_link" text:visited-style-name="Visited_20_Internet_20_Link">manolo@unizar.</text:a>es he obtenido la salida <text:a xlink:type="simple" xlink:href="mailto:manolo@gmail.com" text:style-name="Internet_20_link" text:visited-style-name="Visited_20_Internet_20_Link">manolo@gmail.com</text:a></text:p>
      <text:p text:style-name="P2"><text:tab/><text:span text:style-name="T1">3.Preguntas</text:span></text:p>
      <text:p text:style-name="P3"><text:span text:style-name="T2"><text:tab/></text:span><text:span text:style-name="T3">Con lo que te han explicado en la clase de prácticas, ¿qué ocurre si un usuario tiene</text:span></text:p>
      <text:p text:style-name="P5"><text:tab/>como cuenta de correojrg@unizaroes.es? ¿Se modifica adecuadamente el mail? ¿Por</text:p>
      <text:p text:style-name="P5"><text:tab/>qué?</text:p>
      <text:p text:style-name="P5"><text:tab/>En caso de poner como expresión regular @unizar.es, no se modifica adecuadamente </text:p>
      <text:p text:style-name="P5"><text:tab/>puesto que va a detectar cualquier cadena de caracteres resultante de la unión de <text:tab/>“@unizar”, cualquier carácter, y “es”.</text:p>
      <text:p text:style-name="P7"/>
      <text:p text:style-name="P8"><text:span text:style-name="T5"><text:tab/></text:span><text:span text:style-name="T4">Intenta entender las páginas 19 y 20 del libro flex &amp; bison e indica dos formas</text:span></text:p>
      <text:p text:style-name="P4"><text:tab/>distintas de solucionar el problema. Cambia el código del fichero ej3.l con una de las <text:tab/>dos formas propuestas.</text:p>
      <text:p text:style-name="P4"><text:tab/>Primera forma: @unizar\.es</text:p>
      <text:p text:style-name="P4"><text:tab/>Segunda forma: “@unizar.es”</text:p>
      <text:p text:style-name="P9"/>
      <text:p text:style-name="P1">Ejercicio 4:</text:p>
      <text:p text:style-name="P2"><text:tab/><text:span text:style-name="T1">1.Resumen </text:span></text:p>
      <text:p text:style-name="P2"><text:tab/>He creado el patrón 0|1|2|3|4|5|6|7|8|9 para poder reconocer un dígito y sustituirlo por </text:p>
      <text:p text:style-name="P2"><text:tab/>por su valor n+1.</text:p>
      <text:p text:style-name="P2"><text:tab/>También he creado el patrón \n, para poder reconocer un fin de línea y sustituirlo por <text:tab/>dos finales de línea.</text:p>
      <text:p text:style-name="P2"><text:tab/><text:span text:style-name="T1">2.Pruebas</text:span></text:p>
      <text:p text:style-name="P4"><text:tab/>Para la entrada: <text:a xlink:type="simple" xlink:href="mailto:manolo@hotmai.com" text:style-name="Internet_20_link" text:visited-style-name="Visited_20_Internet_20_Link">H</text:a>ola que tal 12346</text:p>
      <text:p text:style-name="P4"><text:tab/><text:tab/><text:tab/> <text:s text:c="3"/>me llamo manolo6</text:p>
      <text:p text:style-name="P4"><text:tab/> he obtenido la salida: <text:a xlink:type="simple" xlink:href="mailto:manolo@hotmai.com" text:style-name="Internet_20_link" text:visited-style-name="Visited_20_Internet_20_Link">H</text:a>ola que tal 23457</text:p>
      <text:p text:style-name="P4"><text:tab/><text:tab/><text:tab/> <text:s text:c="3"/></text:p>
      <text:p text:style-name="P4"><text:soft-page-break/><text:tab/>me llamo manolo7</text:p>
      <text:p text:style-name="P4"/>
      <text:p text:style-name="P1">Ejercicio 5:</text:p>
      <text:p text:style-name="P2"><text:tab/><text:span text:style-name="T1">1.Resumen </text:span></text:p>
      <text:p text:style-name="P2"><text:tab/>He creado el patrón ^[1-7] para poder reconocer el número de temporada</text:p>
      <text:p text:style-name="P2"><text:tab/>He creado lo patrones [S][L][B] para reconocer las muertes de cada familia</text:p>
      <text:p text:style-name="P2"><text:tab/><text:span text:style-name="T1">2.Pruebas</text:span></text:p>
      <text:p text:style-name="P4"><text:tab/>Para la entrada:</text:p>
      <text:p text:style-name="P4"><text:tab/>1 5 B L S L</text:p>
      <text:p text:style-name="P4"><text:tab/>3 9 S S S S S</text:p>
      <text:p text:style-name="P4"><text:tab/>2 10 L B B</text:p>
      <text:p text:style-name="P4"><text:tab/>2 1</text:p>
      <text:p text:style-name="P4"><text:tab/>He obtenido la salida:</text:p>
      <text:p text:style-name="P4"><text:tab/>T1:1</text:p>
      <text:p text:style-name="P4"><text:tab/>T2:2</text:p>
      <text:p text:style-name="P4"><text:tab/>T3:1</text:p>
      <text:p text:style-name="P4"><text:tab/>T4:0</text:p>
      <text:p text:style-name="P4"><text:tab/>T5:0</text:p>
      <text:p text:style-name="P4"><text:tab/>T6:0</text:p>
      <text:p text:style-name="P4"><text:tab/>T7:0</text:p>
      <text:p text:style-name="P4"><text:tab/>FS:6</text:p>
      <text:p text:style-name="P4"><text:tab/>FL:3</text:p>
      <text:p text:style-name="P4"><text:tab/>FB:3</text:p>
      <text:p text:style-name="P4"><text:tab/>MM: Stark</text:p>
      <text:p text:style-name="P4"/>
      <text:p text:style-name="P1">Ejercicio 6 :</text:p>
      <text:p text:style-name="P2"><text:tab/><text:span text:style-name="T1">1.Resumen </text:span></text:p>
      <text:p text:style-name="P2"><text:tab/>Comando primer apartado:</text:p>
      <text:p text:style-name="P2"><text:tab/>egrep "^[0-9].*[0-9]$|^[0-9]$" t1.txt</text:p>
      <text:p text:style-name="P2"><text:tab/>Comando segundo apartado:</text:p>
      <text:p text:style-name="P2"><text:tab/>egrep "^[^aeiouAEIOU]*([aeiouAEIOU][^aeiouAEIOU]*[aeiouAEIOU]<text:tab/>[^aeiouAEIOU]*)+[^aeiouAEIOU]*$" t1.txt</text:p>
      <text:p text:style-name="P2"><text:tab/>Comando tercer apartado:</text:p>
      <text:p text:style-name="P2"><text:tab/>egrep "([0-9]+[13579])|^[^123456789]*([13579][^123456789]*$)" t1.txt</text:p>
      <text:p text:style-name="P6"/>
      <text:p text:style-name="P1">Ejercicio 7:</text:p>
      <text:p text:style-name="P2"><text:tab/><text:span text:style-name="T1">1.Resumen </text:span></text:p>
      <text:p text:style-name="P2"><text:tab/>He creado el patrón {EA} para detectar escalas asonantes .</text:p>
      <text:p text:style-name="P2"><text:tab/>He creado el patrón {EA}{EA}+ para detectar dos o más escalas asonantes </text:p>
      <text:p text:style-name="P2"><text:tab/>consecutivas.</text:p>
      <text:p text:style-name="P2"><text:tab/>He creado el patrón {DRM} para detectar la secuencia C D E</text:p>
      <text:p text:style-name="P6"><text:tab/>2.Pruebas</text:p>
      <text:p text:style-name="P6"><text:tab/><text:span text:style-name="T6">Para la entrada:</text:span></text:p>
      <text:p text:style-name="P6"><text:span text:style-name="T6"><text:tab/>D2C1D1E1F1</text:span></text:p>
      <text:p text:style-name="P6"><text:span text:style-name="T6"><text:tab/>G1A1B1</text:span></text:p>
      <text:p text:style-name="P6"><text:span text:style-name="T6"><text:tab/>C4D1E8</text:span></text:p>
      <text:p text:style-name="P6"><text:span text:style-name="T6"><text:tab/>F1G1A3B2</text:span></text:p>
      <text:p text:style-name="P6"><text:span text:style-name="T6"><text:tab/>C1D2E3</text:span></text:p>
      <text:p text:style-name="P6"><text:soft-page-break/><text:span text:style-name="T6"><text:tab/>He obtenido la salida:</text:span></text:p>
      <text:p text:style-name="P6"><text:span text:style-name="T6"><text:tab/>EA:2</text:span></text:p>
      <text:p text:style-name="P6"><text:span text:style-name="T6"><text:tab/>EMD:1</text:span></text:p>
      <text:p text:style-name="P6"><text:span text:style-name="T6"><text:tab/>EPS:1</text:span></text:p>
      <text:p text:style-name="P6"><text:span text:style-name="T6"><text:tab/>DRM: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nolo </meta:initial-creator>
    <meta:creation-date>2018-10-25T19:04:24.31</meta:creation-date>
    <dc:date>2018-10-29T16:50:55.16</dc:date>
    <dc:creator>manolo </dc:creator>
    <meta:editing-duration>PT35M36S</meta:editing-duration>
    <meta:editing-cycles>8</meta:editing-cycles>
    <meta:generator>OpenOffice/4.1.5$Win32 OpenOffice.org_project/415m1$Build-9789</meta:generator>
    <meta:document-statistic meta:table-count="0" meta:image-count="0" meta:object-count="0" meta:page-count="4" meta:paragraph-count="89" meta:word-count="411" meta:character-count="2718"/>
  </office:meta>
</office:document-meta>
</file>